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CODE Cliché<text:s/>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string" table:style-name="ce7">
            <text:p>00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string" table:style-name="ce7">
            <text:p>,,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table:style-name="ce7"/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table:number-columns-repeated="16377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2" table:style-name="ce9"/>
          <table:table-cell table:number-columns-repeated="2" table:style-name="ce7"/>
          <table:table-cell table:number-columns-repeated="16377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table:style-name="ce10"/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table:style-name="ce7"/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61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4" table:style-name="ce7"/>
          <table:table-cell table:number-columns-repeated="16377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table:style-name="ce7"/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table:number-columns-repeated="2" table:style-name="ce7"/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table:number-columns-repeated="2" table:style-name="ce7"/>
          <table:table-cell office:value-type="float" office:value="420" table:style-name="ce7">
            <text:p>42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table:number-columns-repeated="4" table:style-name="ce7"/>
          <table:table-cell table:number-columns-repeated="16377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table:style-name="ce7"/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table:style-name="ce7"/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table:style-name="ce7"/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6" table:style-name="ce7"/>
          <table:table-cell table:number-columns-repeated="16377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table:number-columns-repeated="16377"/>
        </table:table-row>
        <table:table-row table:number-rows-repeated="10483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34:17Z</dc:date>
  </office:meta>
</office:document-meta>
</file>